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color="#808080" loext:opacity="100%" fo:font-size="10pt" officeooo:rsid="001a5144" officeooo:paragraph-rsid="001a5144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fo:color="#808080" loext:opacity="100%" fo:font-size="10pt" officeooo:rsid="001a5144" officeooo:paragraph-rsid="001a5144" style:font-size-asian="10pt" style:font-size-complex="10pt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Contents_20_Heading">
      <style:paragraph-properties fo:break-before="page"/>
      <style:text-properties officeooo:rsid="001a5144" officeooo:paragraph-rsid="001a5144"/>
    </style:style>
    <style:style style:name="P6" style:family="paragraph" style:parent-style-name="Standard">
      <style:paragraph-properties fo:text-align="center" style:justify-single-word="false"/>
      <style:text-properties fo:font-size="24pt" style:font-size-asian="21pt" style:font-size-complex="24pt"/>
    </style:style>
    <style:style style:name="P7" style:family="paragraph" style:parent-style-name="Standard">
      <style:paragraph-properties fo:text-align="center" style:justify-single-word="false"/>
      <style:text-properties fo:color="#3465a4" loext:opacity="100%" fo:font-size="28pt" fo:font-weight="bold" officeooo:rsid="001a5144" officeooo:paragraph-rsid="001a5144" style:font-size-asian="28pt" style:font-weight-asian="bold" style:font-size-complex="28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3465a4" loext:opacity="100%" fo:font-size="20pt" fo:font-weight="bold" officeooo:rsid="001a5144" officeooo:paragraph-rsid="001a5144" style:font-size-asian="17.5pt" style:font-weight-asian="bold" style:font-size-complex="20pt" style:font-weight-complex="bold"/>
    </style:style>
    <style:style style:name="P9" style:family="paragraph" style:parent-style-name="Standard" style:master-page-name="First_20_Page">
      <style:paragraph-properties style:page-number="auto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Heading_20_1">
      <style:paragraph-properties fo:break-before="page"/>
      <style:text-properties officeooo:rsid="001f4568" officeooo:paragraph-rsid="001f4568"/>
    </style:style>
    <style:style style:name="P13" style:family="paragraph" style:parent-style-name="Text_20_body">
      <style:text-properties officeooo:paragraph-rsid="001f4568"/>
    </style:style>
    <style:style style:name="T1" style:family="text">
      <style:text-properties fo:color="#000000" loext:opacity="100%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López Calderón Francisco Javier</text:p>
      <text:p text:style-name="Standard"/>
      <text:p text:style-name="Standard"/>
      <text:p text:style-name="Standard"/>
      <text:p text:style-name="P7">PLANTILLA PRÁCTICA</text:p>
      <text:p text:style-name="P8">SUBTÍTUL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/>
      <text:p text:style-name="Standard"/>
      <text:p text:style-name="Standard"/>
      <text:p text:style-name="Standard"/>
      <text:p text:style-name="Standard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1">Sumario</text:p>
          </text:index-title>
          <text:p text:style-name="P3"><text:a xlink:type="simple" xlink:href="#__RefHeading___Toc105_3485141822" text:style-name="Index_20_Link" text:visited-style-name="Index_20_Link">1) Pregunta?<text:tab/>3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h text:style-name="P12" text:outline-level="1"><text:bookmark-start text:name="__RefHeading___Toc105_3485141822"/>Pregunta?<text:bookmark-end text:name="__RefHeading___Toc105_3485141822"/></text:h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s" fo:country="ES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808080" loext:opacity="100%" fo:font-size="10pt" officeooo:rsid="001a5144" officeooo:paragraph-rsid="001a514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López Calderón Francisco Javier</text:p>
      </style:head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1T19:51:39.307000000</meta:creation-date>
    <dc:date>2021-11-24T21:39:06.374000000</dc:date>
    <meta:editing-duration>PT4M25S</meta:editing-duration>
    <meta:editing-cycles>3</meta:editing-cycles>
    <meta:generator>LibreOffice/7.2.1.2$Windows_X86_64 LibreOffice_project/87b77fad49947c1441b67c559c339af8f3517e22</meta:generator>
    <meta:document-statistic meta:table-count="0" meta:image-count="0" meta:object-count="0" meta:page-count="3" meta:paragraph-count="7" meta:word-count="17" meta:character-count="121" meta:non-whitespace-character-count="112"/>
  </office:meta>
</office:document-meta>
</file>